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1e3" officeooo:paragraph-rsid="000911e3"/>
    </style:style>
    <style:style style:name="P2" style:family="paragraph" style:parent-style-name="Standard">
      <style:text-properties officeooo:rsid="000c4153" officeooo:paragraph-rsid="000dcb2e"/>
    </style:style>
    <style:style style:name="P3" style:family="paragraph" style:parent-style-name="Standard">
      <style:text-properties officeooo:rsid="000c4153" officeooo:paragraph-rsid="000c4153"/>
    </style:style>
    <style:style style:name="P4" style:family="paragraph" style:parent-style-name="Standard">
      <style:text-properties officeooo:rsid="000dcb2e" officeooo:paragraph-rsid="000dcb2e"/>
    </style:style>
    <style:style style:name="P5" style:family="paragraph" style:parent-style-name="Standard">
      <style:text-properties officeooo:rsid="000a6f6d" officeooo:paragraph-rsid="000a6f6d"/>
    </style:style>
    <style:style style:name="P6" style:family="paragraph" style:parent-style-name="Standard">
      <style:text-properties officeooo:rsid="000f2401" officeooo:paragraph-rsid="000f2401"/>
    </style:style>
    <style:style style:name="P7" style:family="paragraph" style:parent-style-name="Standard">
      <style:text-properties officeooo:rsid="000f6213" officeooo:paragraph-rsid="000f6213"/>
    </style:style>
    <style:style style:name="P8" style:family="paragraph" style:parent-style-name="Standard">
      <style:text-properties officeooo:rsid="000f6213" officeooo:paragraph-rsid="000fc5d1"/>
    </style:style>
    <style:style style:name="P9" style:family="paragraph" style:parent-style-name="Heading_20_3">
      <style:text-properties officeooo:paragraph-rsid="000fc5d1"/>
    </style:style>
    <style:style style:name="P10" style:family="paragraph" style:parent-style-name="Text_20_body">
      <style:text-properties officeooo:rsid="000a8ef3" officeooo:paragraph-rsid="000a8ef3"/>
    </style:style>
    <style:style style:name="T1" style:family="text">
      <style:text-properties officeooo:rsid="0009f479"/>
    </style:style>
    <style:style style:name="T2" style:family="text">
      <style:text-properties officeooo:rsid="000dcb2e"/>
    </style:style>
    <style:style style:name="T3" style:family="text">
      <style:text-properties officeooo:rsid="000fc5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dro Henrique Scheidt Prazeres</text:p>
      <text:p text:style-name="Standard"/>
      <text:h text:style-name="Heading_20_1" text:outline-level="1">1 - Diferenciar as camadas 2 e 3 do modelo OSI, e indicar os protocolos utilizados para endereçamento nestas camadas.</text:h>
      <text:h text:style-name="Heading_20_2" text:outline-level="2">Camada 2: Camada de Enlace de dados:</text:h>
      <text:p text:style-name="P1">Observa defeitos e corrige se necessário no pacote. <text:span text:style-name="T1">É nessa camada que é definida e topologia, e nela que há o funcionamento dos switches.</text:span></text:p>
      <text:p text:style-name="P2">Além disso, é nessa camada que é feito o controle de fluxo, para garantir que o emissor não envie dados rápido de mais para o receptor</text:p>
      <text:p text:style-name="P1"/>
      <text:p text:style-name="P3">Os protocolos mais utilizados são Ethernet e Wi-fi, mas existem outros protocolos, como o token ring, FDDI (Fiber Distributed Data Interface), PPP (Point-to-Point Protocol), <text:span text:style-name="T2">entre outros.</text:span></text:p>
      <text:p text:style-name="P3"/>
      <text:h text:style-name="Heading_20_2" text:outline-level="2">Camada 3: Camada de Rede:</text:h>
      <text:p text:style-name="P4">A camada de Rede define o caminho dos dados por meio do algorítmo de roteamento, e move os pacotes entra as portas de entrada e saída do roteador</text:p>
      <text:p text:style-name="P4"/>
      <text:p text:style-name="P5">Ela utiliza os protocolos IP e ICMP</text:p>
      <text:p text:style-name="P6">IP: Envia datagramas sem garantias, podendo chegar em parte desordenados, duplicados ou mesmo faltantes.</text:p>
      <text:p text:style-name="P6">ICMP: Composto principalmente de Echo Request e Echo Reply, ele é utilizado quando se quer verificar uma falha de comunicação entre dois dispositivos, com o comando PING.</text:p>
      <text:p text:style-name="Standard"/>
      <text:h text:style-name="Heading_20_1" text:outline-level="1">2 - Qual a diferença entre adotar uma solução proprietária como o sistema operacional Windows quando comparado a adoção de uma solução Open source como o sistema operacional Ubuntu? Quais seriam os pontos negativos e positivos de cada abordagem?</text:h>
      <text:p text:style-name="P7">Uma das principais diferenças é o custo. No caso de sistemas proprietários como o Windows, é necessário adquirir a licença por meio de pagamento; enquanto no caso de sistemas Open Source, a licença é gratuita.</text:p>
      <text:p text:style-name="P7">Outra diferença válida de citar é que, uma vez que sistemas como o windows são fechados, não há transparência quanto aos seus mecanismos internos, o que significaria que podem haver sistemas com funcionamento falho rodando, o que pode trazer pontos de falha desconhecidos, além da já ultrapassada <text:a xlink:type="simple" xlink:href="https://pt.wikipedia.org/wiki/Segurança_por_obscurantismo" text:style-name="Internet_20_link" text:visited-style-name="Visited_20_Internet_20_Link">segurança por obscurantismo</text:a>.</text:p>
      <text:p text:style-name="P7">Em contrapartida, sistemas abertos como o algumas distibuições de Linux (como o Ubuntu) são 100% transparentes, o usuário pode ter completo conhecimento dos aplicativos rodando, e se livrar do bloatware.</text:p>
      <text:h text:style-name="Heading_20_2" text:outline-level="2"><text:soft-page-break/>Pontos Positivos e Negativos:</text:h>
      <text:h text:style-name="Heading_20_3" text:outline-level="3">Windows:</text:h>
      <text:p text:style-name="P8">Positivos:</text:p>
      <text:p text:style-name="P8"><text:span text:style-name="T3"><text:tab/>-Por ser o SO mais utilizado, é compatível com quase todos os aplicativos utilizados no mundo, desde ferramentas profissionais até jogos;</text:span></text:p>
      <text:p text:style-name="P8"><text:tab/>-<text:span text:style-name="T3">Suporte profissional 24 hrs</text:span></text:p>
      <text:p text:style-name="P8"><text:tab/>-<text:span text:style-name="T3">Facilidade de uso: o design e layout do windows é aquele que esmagadora maioria dos profissionais está acostumado, sendo o “padrão de ouro” da usabilidade (embora nem sempre)</text:span></text:p>
      <text:p text:style-name="P8"><text:line-break/>Negativos:</text:p>
      <text:p text:style-name="P8"><text:tab/>-<text:span text:style-name="T3">Custo da licença</text:span></text:p>
      <text:p text:style-name="P8"><text:tab/>-<text:span text:style-name="T3">Segurança por obscurantismo</text:span></text:p>
      <text:p text:style-name="P8"><text:tab/>-<text:span text:style-name="T3">Bloatware</text:span></text:p>
      <text:p text:style-name="P8"><text:tab/>-<text:span text:style-name="T3">Falta de tranparência</text:span></text:p>
      <text:p text:style-name="P8"><text:tab/>-<text:span text:style-name="T3">Vulnerabilidades mais conhecida: Por ser o SO mais utilizado, ele tem as falhas mais exploradas e conhecidas</text:span></text:p>
      <text:h text:style-name="P9" text:outline-level="3"><text:span text:style-name="T3">Open Source</text:span>:</text:h>
      <text:p text:style-name="P8">Positivos:</text:p>
      <text:p text:style-name="P8"><text:tab/>-<text:span text:style-name="T3">Não há custo de licença</text:span></text:p>
      <text:p text:style-name="P8"><text:tab/>-<text:span text:style-name="T3">Transparência</text:span></text:p>
      <text:p text:style-name="P8"><text:tab/>-<text:span text:style-name="T3">Comunidade rica e colaborativa: Por ser um software aberto, por definição a comunidade está profundamente interligada, constantemente trocando informações, dados, guias e todos os afins.</text:span></text:p>
      <text:p text:style-name="P8"><text:tab/>-<text:span text:style-name="T3">Maior segurança (em partes): por não utilizar segurança por obscurantismo, o Ubuntu praticamente garante que todas as falhas serão encontradas cedo ou tarde, pois se um desenvolvedor não encontra a falha, o próximo pode encontra-la.</text:span></text:p>
      <text:p text:style-name="P8"><text:line-break/>Negativos:</text:p>
      <text:p text:style-name="P8"><text:tab/>-<text:span text:style-name="T3">Menor compatibilidade com apps: Por ser uma comunidade menor que o Windows, nem todos os aplicativos são compatíveis com o Ubuntu.</text:span></text:p>
      <text:p text:style-name="P8"><text:tab/>-</text:p>
      <text:h text:style-name="Heading_20_1" text:outline-level="1">3 - O que seria um projeto Open source? Como empresas podem adotar tais tecnologias e o que isso acarreta?</text:h>
      <text:p text:style-name="Text_20_body"/>
      <text:p text:style-name="Text_20_body"/>
      <text:p text:style-name="Text_20_body"/>
      <text:p text:style-name="P10">Fontes:</text:p>
      <text:p text:style-name="P10"><text:a xlink:type="simple" xlink:href="https://www.alura.com.br/artigos/conhecendo-o-modelo-osi?srsltid=AfmBOooqBZYok5ynPOJDWRxki2FOUZO7YKfwtnifPnC_6lY4rh80QkJC" text:style-name="Internet_20_link" text:visited-style-name="Visited_20_Internet_20_Link">https://www.alura.com.br/artigos/conhecendo-o-modelo-osi?srsltid=AfmBOooqBZYok5ynPOJDWRxki2FOUZO7YKfwtnifPnC_6lY4rh80QkJC</text:a></text:p>
      <text:p text:style-name="P10"><text:a xlink:type="simple" xlink:href="https://pt.wikipedia.org/wiki/Camada_de_enlace_de_dados" text:style-name="Internet_20_link" text:visited-style-name="Visited_20_Internet_20_Link">https://pt.wikipedia.org/wiki/Camada_de_enlace_de_dados</text:a></text:p>
      <text:p text:style-name="P10"><text:a xlink:type="simple" xlink:href="https://pt.wikipedia.org/wiki/Camada_de_rede" text:style-name="Internet_20_link" text:visited-style-name="Visited_20_Internet_20_Link">https://pt.wikipedia.org/wiki/Camada_de_rede</text:a></text:p>
      <text:p text:style-name="P10"><text:a xlink:type="simple" xlink:href="https://pt.wikipedia.org/wiki/Protocolo_de_Internet" text:style-name="Internet_20_link" text:visited-style-name="Visited_20_Internet_20_Link"><text:soft-page-break/>https://pt.wikipedia.org/wiki/Protocolo_de_Internet</text:a></text:p>
      <text:p text:style-name="P10"><text:a xlink:type="simple" xlink:href="https://pt.wikipedia.org/wiki/Internet_Control_Message_Protocol" text:style-name="Internet_20_link" text:visited-style-name="Visited_20_Internet_20_Link">https://pt.wikipedia.org/wiki/Internet_Control_Message_Protocol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09:51:55.109000000</meta:creation-date>
    <dc:date>2025-03-28T11:59:52.110000000</dc:date>
    <meta:editing-duration>PT23M30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43" meta:word-count="547" meta:character-count="3772" meta:non-whitespace-character-count="3252"/>
  </office:meta>
</office:document-meta>
</file>